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3" style:family="paragraph" style:parent-style-name="Standard" style:list-style-name="WWNum3">
      <style:paragraph-properties fo:margin-left="0.5in" fo:margin-right="0in" fo:text-align="justify" style:justify-single-word="false" fo:text-indent="-0.25in" style:auto-text-indent="false"/>
    </style:style>
    <style:style style:name="P4" style:family="paragraph" style:parent-style-name="Standard" style:list-style-name="WWNum3" style:master-page-name="Standard">
      <style:paragraph-properties fo:margin-left="0.5in" fo:margin-right="0in" fo:text-align="justify" style:justify-single-word="false" fo:text-indent="-0.25in" style:auto-text-indent="false" style:page-number="1"/>
    </style:style>
    <style:style style:name="P5" style:family="paragraph" style:parent-style-name="Standard">
      <style:paragraph-properties fo:margin-left="0.5in" fo:margin-right="0in" fo:text-align="justify" style:justify-single-word="false" fo:text-indent="0.5in" style:auto-text-indent="false"/>
    </style:style>
    <style:style style:name="P6" style:family="paragraph" style:parent-style-name="Standard">
      <style:paragraph-properties fo:margin-left="1in" fo:margin-right="0in" fo:text-align="justify" style:justify-single-word="false" fo:text-indent="0in" style:auto-text-indent="false"/>
    </style:style>
    <style:style style:name="P7" style:family="paragraph" style:parent-style-name="Standard">
      <style:paragraph-properties fo:margin-left="1in" fo:margin-right="0in" fo:text-align="justify" style:justify-single-word="false" fo:text-indent="0in" style:auto-text-indent="false"/>
      <style:text-properties fo:font-size="12pt" fo:font-weight="bold" style:font-size-asian="12pt" style:font-weight-asian="bold" style:font-size-complex="12pt"/>
    </style:style>
    <style:style style:name="P8" style:family="paragraph" style:parent-style-name="Standard">
      <style:paragraph-properties fo:margin-left="1in" fo:margin-right="0in" fo:text-align="justify" style:justify-single-word="false" fo:text-indent="0in" style:auto-text-indent="false"/>
      <style:text-properties fo:font-weight="bold" style:font-weight-asian="bold"/>
    </style:style>
    <style:style style:name="P9" style:family="paragraph" style:parent-style-name="Standard" style:list-style-name="WWNum6">
      <style:paragraph-properties fo:margin-left="1.5in" fo:margin-right="0in" fo:text-indent="-0.25in" style:auto-text-indent="false"/>
    </style:style>
    <style:style style:name="P10" style:family="paragraph" style:parent-style-name="Standard" style:list-style-name="WWNum5">
      <style:paragraph-properties fo:margin-left="1.5in" fo:margin-right="0in" fo:text-align="justify" style:justify-single-word="false" fo:text-indent="-0.25in" style:auto-text-indent="false"/>
    </style:style>
    <style:style style:name="P11" style:family="paragraph" style:parent-style-name="Standard" style:list-style-name="WWNum4">
      <style:paragraph-properties fo:margin-left="1.5in" fo:margin-right="0in" fo:text-align="justify" style:justify-single-word="false" fo:text-indent="-0.25in" style:auto-text-indent="false"/>
    </style:style>
    <style:style style:name="P12" style:family="paragraph" style:parent-style-name="Standard" style:list-style-name="WWNum7">
      <style:paragraph-properties fo:margin-left="1.5in" fo:margin-right="0in" fo:text-align="justify" style:justify-single-word="false" fo:text-indent="-0.25in" style:auto-text-indent="false"/>
    </style:style>
    <style:style style:name="P13" style:family="paragraph" style:parent-style-name="Standard" style:list-style-name="WWNum1">
      <style:paragraph-properties fo:margin-left="1.5in" fo:margin-right="0in" fo:text-align="justify" style:justify-single-word="false" fo:text-indent="-0.25in" style:auto-text-indent="false"/>
    </style:style>
    <style:style style:name="P14" style:family="paragraph" style:parent-style-name="Standard" style:list-style-name="WWNum2">
      <style:paragraph-properties fo:margin-left="1.5in" fo:margin-right="0in" fo:text-align="justify" style:justify-single-word="false" fo:text-indent="-0.25in" style:auto-text-indent="false"/>
    </style:style>
    <style:style style:name="P15" style:family="paragraph" style:parent-style-name="Standard">
      <style:paragraph-properties fo:margin-left="0.5in" fo:margin-right="0in" fo:text-align="justify" style:justify-single-word="false" fo:text-indent="0in" style:auto-text-indent="false"/>
      <style:text-properties fo:font-size="12pt" fo:font-weight="bold" style:font-size-asian="12pt" style:font-weight-asian="bold" style:font-size-complex="12pt"/>
    </style:style>
    <style:style style:name="P16" style:family="paragraph" style:parent-style-name="Standard" style:list-style-name="WWNum3">
      <style:paragraph-properties fo:margin-left="1in" fo:margin-right="0in" fo:text-align="justify" style:justify-single-word="false" fo:text-indent="-0.25in" style:auto-text-indent="false"/>
    </style:style>
    <style:style style:name="P17" style:family="paragraph" style:parent-style-name="Standard">
      <style:paragraph-properties fo:margin-left="1.5in" fo:margin-right="0in" fo:text-align="justify" style:justify-single-word="false" fo:text-indent="0in" style:auto-text-indent="false"/>
      <style:text-properties fo:font-size="12pt" style:font-size-asian="12pt" style:font-size-complex="12pt"/>
    </style:style>
    <style:style style:name="P18" style:family="paragraph" style:parent-style-name="Standard">
      <style:paragraph-properties fo:margin-left="1.5in" fo:margin-right="0in" fo:text-align="justify" style:justify-single-word="false" fo:text-indent="0in" style:auto-text-indent="false"/>
      <style:text-properties fo:font-size="12pt" fo:font-weight="bold" style:font-size-asian="12pt" style:font-weight-asian="bold" style:font-size-complex="12pt"/>
    </style:style>
    <style:style style:name="P19" style:family="paragraph" style:parent-style-name="Standard">
      <style:paragraph-properties fo:margin-left="1.5in" fo:margin-right="0in" fo:text-align="justify" style:justify-single-word="false" fo:text-indent="0in" style:auto-text-indent="false"/>
    </style:style>
    <style:style style:name="P20" style:family="paragraph" style:parent-style-name="Standard">
      <style:paragraph-properties fo:margin-left="0in" fo:margin-right="0in" fo:text-align="justify" style:justify-single-word="false" fo:text-indent="0in" style:auto-text-indent="false"/>
      <style:text-properties fo:font-size="12pt" fo:font-weight="bold" style:font-size-asian="12pt" style:font-weight-asian="bold" style:font-size-complex="12pt"/>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Standard">
      <style:paragraph-properties fo:margin-left="1in" fo:margin-right="0in" fo:text-align="justify" style:justify-single-word="false" fo:text-indent="0.5in" style:auto-text-indent="false"/>
    </style:style>
    <style:style style:name="T1" style:family="text">
      <style:text-properties fo:font-size="12pt" fo:font-weight="bold" style:font-size-asian="12pt" style:font-weight-asian="bold" style:font-size-complex="12pt"/>
    </style:style>
    <style:style style:name="T2" style:family="text">
      <style:text-properties fo:font-size="12pt" style:text-underline-style="none" fo:font-weight="bold" style:font-size-asian="12pt" style:font-weight-asian="bold" style:font-size-complex="12pt"/>
    </style:style>
    <style:style style:name="T3" style:family="text">
      <style:text-properties fo:font-size="12pt" style:text-underline-style="none" style:font-size-asian="12pt" style:font-size-complex="12pt"/>
    </style:style>
    <style:style style:name="T4" style:family="text">
      <style:text-properties fo:font-size="12pt" style:font-size-asian="12pt" style:font-size-complex="12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57616728" text:style-name="WWNum3">
        <text:list-item>
          <text:p text:style-name="P4"><text:span text:style-name="T1">¿Qué naturaleza tiene la salida a predecir? ¿Es un problema de clasificación o de regresión?</text:span></text:p>
        </text:list-item>
      </text:list>
      <text:p text:style-name="P1"><text:span text:style-name="T1"><text:tab/><text:tab/></text:span></text:p>
      <text:p text:style-name="P1"><text:span text:style-name="T1"><text:tab/><text:tab/></text:span>-- 1 = La paciente sobrevivió 5 años o más. </text:p>
      <text:p text:style-name="P5">-- 0 = La paciente murió dentro de los 5 años.</text:p>
      <text:p text:style-name="P5"><text:span text:style-name="T1"><text:tab/><text:tab/></text:span></text:p>
      <text:p text:style-name="P1"><text:span text:style-name="T5"><text:tab/><text:tab/></text:span>Es un problema de clasificación.</text:p>
      <text:p text:style-name="P2"/>
      <text:p text:style-name="P2"/>
      <text:list xml:id="list31432103331051" text:continue-numbering="true" text:style-name="WWNum3">
        <text:list-item>
          <text:p text:style-name="P3"><text:span text:style-name="T1">¿Cuántos patrones se tiene?</text:span></text:p>
        </text:list-item>
      </text:list>
      <text:p text:style-name="P2"/>
      <text:p text:style-name="P6"><text:span text:style-name="T6">Patrones:</text:span> conjunto de valores de entrada y su correspondiente valor de salida deseado.</text:p>
      <text:p text:style-name="P1"><text:span text:style-name="T1"><text:tab/><text:tab/></text:span></text:p>
      <text:p text:style-name="P5">Tenemos 306 patrones. </text:p>
      <text:p text:style-name="P1"><text:span text:style-name="T1"><text:tab/><text:tab/></text:span></text:p>
      <text:p text:style-name="P1"><text:span text:style-name="T1"><text:tab/><text:tab/></text:span></text:p>
      <text:list xml:id="list31433373240602" text:continue-numbering="true" text:style-name="WWNum3">
        <text:list-item>
          <text:p text:style-name="P3"><text:span text:style-name="T1">¿Cuántos atributos tiene cada patrón? ¿Son todos relevantes? ¿Qué describe cada atributo?</text:span></text:p>
        </text:list-item>
      </text:list>
      <text:p text:style-name="P2"/>
      <text:p text:style-name="P1"><text:span text:style-name="T1"><text:tab/><text:tab/></text:span>En nuestra BD tenemos 4 atributos <text:span text:style-name="T6">(todos son relevantes)</text:span>: </text:p>
      <text:list xml:id="list2404216790" text:style-name="WWNum6">
        <text:list-item>
          <text:p text:style-name="P9">Edad del paciente en el momento de la operación (numérica).</text:p>
        </text:list-item>
        <text:list-item>
          <text:p text:style-name="P9">Año de operación del paciente (año - 1900, numérico).</text:p>
        </text:list-item>
        <text:list-item>
          <text:p text:style-name="P9"><text:soft-page-break/>Número de ganglios axilares positivos detectados (numérico).</text:p>
        </text:list-item>
        <text:list-item>
          <text:p text:style-name="P9">Estado de supervivencia. (salida)</text:p>
        </text:list-item>
      </text:list>
      <text:p text:style-name="P1"><text:span text:style-name="T1"><text:tab/><text:tab/></text:span></text:p>
      <text:p text:style-name="P15"/>
      <text:list xml:id="list31433432280021" text:continue-list="list31433373240602" text:style-name="WWNum3">
        <text:list-item>
          <text:p text:style-name="P3"><text:span text:style-name="T1">MATLAB: </text:span></text:p>
          <text:list>
            <text:list-item>
              <text:p text:style-name="P16"><text:span text:style-name="T1">¿Qué dimensiones tienen las matrices? </text:span></text:p>
            </text:list-item>
          </text:list>
        </text:list-item>
      </text:list>
      <text:p text:style-name="P17"/>
      <text:list xml:id="list2606176417" text:style-name="WWNum5">
        <text:list-item>
          <text:p text:style-name="P10"><text:span text:style-name="T4">Entradas: 3x306</text:span></text:p>
        </text:list-item>
        <text:list-item>
          <text:p text:style-name="P10"><text:span text:style-name="T4">Salidas deseadas: 1x306</text:span></text:p>
        </text:list-item>
        <text:list-item>
          <text:p text:style-name="P10"><text:span text:style-name="T4">Entradas de test: 3x46</text:span></text:p>
        </text:list-item>
        <text:list-item>
          <text:p text:style-name="P10"><text:span text:style-name="T4">Salidas deseadas test: 3x46</text:span></text:p>
        </text:list-item>
      </text:list>
      <text:p text:style-name="P1"><text:span text:style-name="T1"><text:tab/><text:tab/><text:tab/></text:span></text:p>
      <text:p text:style-name="P7"/>
      <text:list xml:id="list31432716845384" text:continue-list="list31433432280021" text:style-name="WWNum3">
        <text:list-item>
          <text:list>
            <text:list-item>
              <text:p text:style-name="P16"><text:span text:style-name="T1">En el sitio donde se descargaron los datos especifican cuales deben ser utilizados para hacer test?</text:span></text:p>
            </text:list-item>
          </text:list>
        </text:list-item>
      </text:list>
      <text:p text:style-name="P7"/>
      <text:p text:style-name="P6">NO.</text:p>
      <text:p text:style-name="P20"/>
      <text:p text:style-name="P7"/>
      <text:list xml:id="list31432191220105" text:continue-numbering="true" text:style-name="WWNum3">
        <text:list-item>
          <text:list>
            <text:list-item>
              <text:p text:style-name="P16"><text:span text:style-name="T1">Definir y decir diferencia entre los conjuntos de entrenamiento, test y validación </text:span></text:p>
            </text:list-item>
          </text:list>
        </text:list-item>
      </text:list>
      <text:p text:style-name="P7"/>
      <text:p text:style-name="P6"><text:span text:style-name="T7">Entrenamiento</text:span> = aprendizaje. Conjunto de datos que se utiliza para entrenar el modelo. El modelo ajusta sus parámetros utilizando este conjunto de datos y trata de encontrar una relación entre las entradas y las salidas deseadas.</text:p>
      <text:p text:style-name="P6"><text:soft-page-break/></text:p>
      <text:p text:style-name="P6"><text:span text:style-name="T7">Validación:</text:span> No interfiere en el entrenamiento pero lo supervisa y lo para si es necesario. Dictamina cuál es la red a devolver cuando finaliza el entrenamiento. Ajusta el modelo.</text:p>
      <text:p text:style-name="P6"/>
      <text:p text:style-name="P6"><text:span text:style-name="T7">Test:</text:span> No interviene en nada en el entrenamiento. Se evalúa una vez haya finalizado el entrenamiento, con la red resultante (posiblemente la de mejor validación). Se utiliza para medir la capacidad de generalización del modelo, es decir, su capacidad para realizar predicciones precisas sobre nuevos datos que no se utilizaron en el entrenamiento.</text:p>
      <text:p text:style-name="P6"/>
      <text:p text:style-name="P6">Red devuelta: la de menor error en el conjunto de validación, NO en el conjunto de test. </text:p>
      <text:p text:style-name="P7"/>
      <text:p text:style-name="P7"/>
      <text:list xml:id="list31432162461868" text:continue-numbering="true" text:style-name="WWNum3">
        <text:list-item>
          <text:list>
            <text:list-item>
              <text:p text:style-name="P16"><text:span text:style-name="T1">Describir las gráficas</text:span></text:p>
            </text:list-item>
          </text:list>
        </text:list-item>
      </text:list>
      <text:p text:style-name="P7"/>
      <text:p text:style-name="P6"><text:span text:style-name="T7">Confusión:</text:span> en esta gráfica vemos la matriz de confusión que permite evaluar la capacidad de la RNA para clasificar correctamente los patrones de entrada en diferentes clases de salida, y en cada columna se registran los patrones que han sido correctamente clasificados en esa clase verdadera (salidas deseadas); en las filas se representan las clases en las que se clasifican los patrones (salidas obtenidos). De esta manera, los patrones correctamente clasificados se muestran en la diagonal de la matriz, y cualquier elemento incorrectamente clasificado estaría fuera de la diagonal.</text:p>
      <text:p text:style-name="P6"/>
      <text:p text:style-name="P6"><text:span text:style-name="T7">Performance: </text:span>en esta gráfica aparece la evolución del error en cada ciclo del algoritmo de entrenamiento para los conjuntos de entrenamiento, validación y test. Aparece resaltado el ciclo en el que se obtuvo el mejor error en el conjunto de validación, y, una vez terminado el proceso de entrenamiento, se devuelve la red con los valores de los pesos en ese ciclo (con menor error de validación). De esta forma se evita el efecto del sobreentrenamiento.</text:p>
      <text:p text:style-name="P7"/>
      <text:p text:style-name="P7"/>
      <text:list xml:id="list31433424607415" text:continue-numbering="true" text:style-name="WWNum3">
        <text:list-item>
          <text:list>
            <text:list-item>
              <text:p text:style-name="P16"><text:span text:style-name="T1">De la variable TR saber cuales son los valores más importantes</text:span></text:p>
            </text:list-item>
          </text:list>
        </text:list-item>
      </text:list>
      <text:p text:style-name="P7"/>
      <text:p text:style-name="P6"><text:span text:style-name="T6">tr (training record):</text:span> contiene un resumen del proceso de entrenamiento de la red. </text:p>
      <text:p text:style-name="P6"/>
      <text:p text:style-name="P6">Si ponemos: </text:p>
      <text:p text:style-name="P19">&gt;&gt; tr </text:p>
      <text:p text:style-name="P6"><text:soft-page-break/>Nos muestra los valores más importantes de esta variable:</text:p>
      <text:list xml:id="list3350464471" text:style-name="WWNum4">
        <text:list-item>
          <text:p text:style-name="P11">tr.num_epochs: ciclos de entrenamiento. (ojo: puede que la red que se devuelva no sea la correspondiente al último ciclo). </text:p>
        </text:list-item>
        <text:list-item>
          <text:p text:style-name="P11">tr.best_epoch: red que se devuelve, es la que tiene menor error de validación.</text:p>
        </text:list-item>
        <text:list-item>
          <text:p text:style-name="P11">tr.best_tperf: error de entrenamiento de la mejor red.</text:p>
        </text:list-item>
        <text:list-item>
          <text:p text:style-name="P11">tr.best_vper: error de validación de la mejor red.</text:p>
        </text:list-item>
        <text:list-item>
          <text:p text:style-name="P11">tr.best_tper: error de test de la mejor red.</text:p>
        </text:list-item>
        <text:list-item>
          <text:p text:style-name="P11">tr.perf, tr.vperf y tr.tperf: valores de los vectores que contienen los errores durante el entrenamiento en los conjuntos de entrenamiento, validación y test respectivamente. </text:p>
        </text:list-item>
        <text:list-item>
          <text:p text:style-name="P11">tr.trainInd, tr.testInd, tr.valInd: índices de los patrones. </text:p>
        </text:list-item>
      </text:list>
      <text:p text:style-name="P7"/>
      <text:p text:style-name="P7"/>
      <text:list xml:id="list31432893619467" text:continue-list="list31433424607415" text:style-name="WWNum3">
        <text:list-item>
          <text:list>
            <text:list-item>
              <text:p text:style-name="P16"><text:span text:style-name="T1">¿Qué significan los números en la arquitectura?</text:span></text:p>
            </text:list-item>
          </text:list>
        </text:list-item>
      </text:list>
      <text:p text:style-name="P6"><text:span text:style-name="T1"><text:tab/></text:span></text:p>
      <text:p text:style-name="P6">El número de elementos del vector será el número de capas ocultas y el valor de cada elemento del vector es el número de neuronas en cada capa oculta.</text:p>
      <text:p text:style-name="P18"/>
      <text:p text:style-name="P15"/>
      <text:list xml:id="list31432544448626" text:continue-numbering="true" text:style-name="WWNum3">
        <text:list-item>
          <text:p text:style-name="P3"><text:span text:style-name="T1">CODIGO </text:span></text:p>
          <text:list>
            <text:list-item>
              <text:p text:style-name="P16"><text:span text:style-name="T1">¿Cuándo y por qué se para el entrenamiento? <text:s/>MATLAB</text:span></text:p>
            </text:list-item>
          </text:list>
        </text:list-item>
      </text:list>
      <text:p text:style-name="P6"><text:s/></text:p>
      <text:p text:style-name="P6"><text:span text:style-name="T5">GRAFICA DE PROGRESS: </text:span></text:p>
      <text:p text:style-name="P8"/>
      <text:p text:style-name="P6">Cada una de las barras representa un criterio distinto de parada y, en consecuencia, cuando una de las barras alcance la parte derecha, se pone de color verde y el entrenamiento se para porque ese criterio de parada se ha satisfecho. Las distintas barras indican que los criterios de parada son:</text:p>
      <text:p text:style-name="P19"><text:soft-page-break/></text:p>
      <text:list xml:id="list4109790311" text:style-name="WWNum7">
        <text:list-item>
          <text:p text:style-name="P12">Se ha realizado un número máximo de ciclos del algoritmo de entrenamiento (por defecto, 1000 ciclos).</text:p>
        </text:list-item>
        <text:list-item>
          <text:p text:style-name="P12">Se ha entrenado hasta llegar a un periodo de tiempo máximo (por defecto, deshabilitado).</text:p>
        </text:list-item>
      </text:list>
      <text:list xml:id="list4075636405" text:style-name="WWNum1">
        <text:list-item>
          <text:p text:style-name="P13">Se ha alcanzado un error aceptable (por defecto, 0).</text:p>
        </text:list-item>
        <text:list-item>
          <text:p text:style-name="P13">Se ha alcanzado un valor de gradiente muy bajo (por defecto, 10-5).</text:p>
        </text:list-item>
      </text:list>
      <text:list xml:id="list957783140" text:style-name="WWNum2">
        <text:list-item>
          <text:p text:style-name="P14">Se ha alcanzado un valor de mu muy alto (por defecto, 10 10 ).</text:p>
        </text:list-item>
        <text:list-item>
          <text:p text:style-name="P14">Se ha alcanzado un número prefijado de ciclos en los cuales no se ha mejorado el mejor error obtenido en el conjunto de validación (validation checks, por defecto 6). Este suele ser el criterio de parada más común, para evitar el sobreentrenamiento.</text:p>
        </text:list-item>
      </text:list>
      <text:p text:style-name="P1"/>
      <text:p text:style-name="P1"/>
      <text:list xml:id="list31433106042372" text:continue-list="list31432544448626" text:style-name="WWNum3">
        <text:list-item>
          <text:list>
            <text:list-item>
              <text:p text:style-name="P16"><text:span text:style-name="T1">Una vez que el entrenamiento se para, ¿cuáles son los resultados que se obtienen? ¿A qué ciclo corresponden? ¿Por qué son los de ese ciclo y no los de otro? </text:span></text:p>
            </text:list-item>
          </text:list>
        </text:list-item>
      </text:list>
      <text:p text:style-name="P7"/>
      <text:p text:style-name="P6"><text:span text:style-name="T1">PONER tr EN MATLAB PARA MIRAR ESTE APARTADO.</text:span></text:p>
      <text:p text:style-name="P7"/>
      <text:p text:style-name="P6">Una vez que termina el entrenamiento, obtenemos los siguientes resultados:</text:p>
      <text:p text:style-name="P22">best_perf: 0.5643</text:p>
      <text:p text:style-name="P6"><text:s text:c="2"/><text:tab/>best_vperf: 0.6081</text:p>
      <text:p text:style-name="P6"><text:s text:c="2"/><text:tab/>best_tperf: 0.6990</text:p>
      <text:p text:style-name="P6"/>
      <text:p text:style-name="P6">Se corresponden con el ciclo 1. Sabemos que se trata de este ciclo, porque es el que ha resultado ser el mejor (best_epoch: 1).</text:p>
      <text:p text:style-name="P7"/>
      <text:p text:style-name="P7"/>
      <text:list xml:id="list31431707179364" text:continue-numbering="true" text:style-name="WWNum3">
        <text:list-item>
          <text:list>
            <text:list-item>
              <text:p text:style-name="P16"><text:soft-page-break/><text:span text:style-name="T1">¿Qué arquitectura es mejor para resolver este problema concreto?</text:span></text:p>
            </text:list-item>
          </text:list>
        </text:list-item>
      </text:list>
      <text:p text:style-name="P7"/>
      <text:p text:style-name="P6">La arquitectura que tuvo mayor precisión de entre las que probamos fue la arquitectura [10 5]: Dos capas ocultas, diez neuronas en la primera y cinco en la segunda.</text:p>
      <text:p text:style-name="P21"><text:span text:style-name="T1"><text:tab/><text:tab/></text:span></text:p>
      <text:p text:style-name="P6"><text:span text:style-name="T1">MIRAR UNA VEZ LO EJECUTEMOS. ES LA QUE MENOR ERROR TEN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73" meta:word-count="956" meta:character-count="5729" meta:non-whitespace-character-count="4823"/>
    <meta:generator>LibreOfficeDev/6.0.5.2$Linux_X86_64 LibreOffice_project/</meta:generator>
  </office:meta>
</office:document-meta>
</file>